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320000002580E1B1ACF.png" manifest:media-type="image/png"/>
  <manifest:file-entry manifest:full-path="Pictures/100000000000017E000000258AA6A4D4.png" manifest:media-type="image/png"/>
  <manifest:file-entry manifest:full-path="Pictures/100002000000000E000000076BEC588A.gif" manifest:media-type="image/gif"/>
  <manifest:file-entry manifest:full-path="Pictures/100000000000007E0000002B326F2EB0.png" manifest:media-type="image/png"/>
  <manifest:file-entry manifest:full-path="Pictures/100002000000000A0000000A1F4FBE6C.gif" manifest:media-type="image/gif"/>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102cm" draw:marker-start="" draw:marker-start-width="0.352cm" draw:marker-end="" draw:marker-end-width="0.452cm" draw:fill="none" draw:textarea-vertical-align="middle" fo:padding-top="0.175cm" fo:padding-bottom="0.175cm" fo:padding-left="0.3cm" fo:padding-right="0.3cm"/>
    </style:style>
    <style:style style:name="gr2" style:family="graphic" style:parent-style-name="objectwithoutfill">
      <style:graphic-properties svg:stroke-width="0.102cm" draw:marker-start-width="0.352cm" draw:marker-end-width="0.352cm" draw:fill="none" draw:textarea-vertical-align="middle" fo:padding-top="0.175cm" fo:padding-bottom="0.175cm" fo:padding-left="0.3cm" fo:padding-right="0.3cm"/>
    </style:style>
    <style:style style:name="gr3"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subtitle" style:list-style-name="L2">
      <style:graphic-properties draw:fill-color="#ffffff" fo:min-height="10.272cm"/>
    </style:style>
    <style:style style:name="pr3" style:family="presentation" style:parent-style-name="Default-outline1">
      <style:graphic-properties draw:stroke="solid" svg:stroke-width="0.102cm" svg:stroke-color="#0000ff" draw:marker-start-width="0.352cm" draw:marker-end-width="0.352cm" fo:min-height="11.929cm" fo:padding-top="0.05cm" fo:padding-bottom="0.05cm" fo:padding-left="0.05cm" fo:padding-right="0.05cm"/>
    </style:style>
    <style:style style:name="pr4" style:family="presentation" style:parent-style-name="Default-notes">
      <style:graphic-properties draw:fill-color="#ffffff" draw:auto-grow-height="true" fo:min-height="13.364cm"/>
    </style:style>
    <style:style style:name="pr5" style:family="presentation" style:parent-style-name="Default-title">
      <style:graphic-properties fo:min-height="3.506cm"/>
    </style:style>
    <style:style style:name="pr6" style:family="presentation" style:parent-style-name="Default-subtitle">
      <style:graphic-properties draw:fill-color="#ffffff" fo:min-height="9.818cm"/>
    </style:style>
    <style:style style:name="pr7" style:family="presentation" style:parent-style-name="Default-subtitle">
      <style:graphic-properties draw:fill-color="#ffffff" fo:min-height="7.112cm"/>
    </style:style>
    <style:style style:name="pr8" style:family="presentation" style:parent-style-name="Default-outline1">
      <style:graphic-properties draw:stroke="solid" svg:stroke-width="0.102cm" svg:stroke-color="#0000ff" draw:marker-start-width="0.352cm" draw:marker-end-width="0.352cm" fo:min-height="11.929cm" fo:padding-top="0.025cm" fo:padding-bottom="0.025cm" fo:padding-left="0.025cm" fo:padding-right="0.025cm"/>
    </style:style>
    <style:style style:name="pr9" style:family="presentation" style:parent-style-name="Default-subtitle" style:list-style-name="L2">
      <style:graphic-properties draw:fill-color="#ffffff" fo:min-height="10.843cm"/>
    </style:style>
    <style:style style:name="pr10" style:family="presentation" style:parent-style-name="Default-subtitle" style:list-style-name="L2">
      <style:graphic-properties draw:fill-color="#ffffff" fo:min-height="12.178cm"/>
    </style:style>
    <style:style style:name="pr11" style:family="presentation" style:parent-style-name="Default-outline1">
      <style:graphic-properties fo:min-height="11.929cm"/>
    </style:style>
    <style:style style:name="pr12" style:family="presentation" style:parent-style-name="Default-notes">
      <style:graphic-properties draw:fill-color="#ffffff" fo:min-height="13.364cm"/>
    </style:style>
    <style:style style:name="P1" style:family="paragraph">
      <style:paragraph-properties fo:margin-left="1.27cm" fo:margin-right="0cm" fo:text-align="start" fo:text-indent="-0.635cm"/>
    </style:style>
    <style:style style:name="P2" style:family="paragraph">
      <style:paragraph-properties fo:text-align="start"/>
    </style:style>
    <style:style style:name="P3" style:family="paragraph">
      <style:paragraph-properties fo:margin-left="1.27cm" fo:margin-right="0cm" fo:text-align="start" fo:text-indent="-0.635cm"/>
      <style:text-properties fo:font-family="'Times New Roman'" style:font-family-generic="roman" style:font-pitch="variable" fo:font-size="22pt" style:font-size-asian="22pt" style:font-size-complex="22pt"/>
    </style:style>
    <style:style style:name="P4" style:family="paragraph">
      <style:text-properties fo:font-size="24pt" style:font-size-asian="24pt" style:font-size-complex="24pt"/>
    </style:style>
    <style:style style:name="P5" style:family="paragraph">
      <style:paragraph-properties fo:text-align="center"/>
    </style:style>
    <style:style style:name="P6" style:family="paragraph">
      <style:text-properties fo:font-size="20pt"/>
    </style:style>
    <style:style style:name="P7" style:family="paragraph">
      <style:text-properties fo:font-size="32pt" style:font-size-asian="32pt" style:font-size-complex="32pt"/>
    </style:style>
    <style:style style:name="P8" style:family="paragraph">
      <style:paragraph-properties fo:margin-left="1.905cm" fo:margin-right="0cm" fo:text-align="start" fo:text-indent="-0.635cm"/>
    </style:style>
    <style:style style:name="P9" style:family="paragraph">
      <style:paragraph-properties fo:text-align="start"/>
      <style:text-properties fo:font-family="'Times New Roman'" style:font-family-generic="roman" style:font-pitch="variable" fo:font-size="20pt" fo:font-weight="bold" style:font-size-asian="20pt" style:font-weight-asian="bold" style:font-size-complex="20pt" style:font-weight-complex="bold"/>
    </style:style>
    <style:style style:name="P10" style:family="paragraph">
      <style:paragraph-properties fo:margin-left="1.27cm" fo:margin-right="0cm" fo:text-align="start" fo:text-indent="-0.635cm"/>
      <style:text-properties fo:font-size="22pt"/>
    </style:style>
    <style:style style:name="P11" style:family="paragraph">
      <style:paragraph-properties fo:text-align="start"/>
      <style:text-properties fo:font-size="22pt"/>
    </style:style>
    <style:style style:name="P12" style:family="paragraph">
      <style:paragraph-properties fo:margin-left="1.905cm" fo:margin-right="0cm" fo:text-align="start" fo:text-indent="-0.635cm"/>
      <style:text-properties fo:font-size="22pt"/>
    </style:style>
    <style:style style:name="P13" style:family="paragraph">
      <style:paragraph-properties fo:margin-left="1.27cm" fo:margin-right="0cm" fo:text-align="start" fo:text-indent="-0.635cm"/>
      <style:text-properties fo:font-family="'Times New Roman'" style:font-family-generic="roman" style:font-pitch="variable" fo:font-size="22pt" fo:font-weight="bold" style:font-size-asian="22pt" style:font-weight-asian="bold" style:font-size-complex="22pt" style:font-weight-complex="bold"/>
    </style:style>
    <style:style style:name="P14" style:family="paragraph">
      <style:paragraph-properties fo:text-align="start"/>
      <style:text-properties fo:font-family="'Times New Roman'" style:font-family-generic="roman" style:font-pitch="variable" fo:font-size="22pt" style:font-size-asian="22pt" style:font-size-complex="22pt"/>
    </style:style>
    <style:style style:name="P15" style:family="paragraph">
      <style:paragraph-properties fo:margin-left="1.27cm" fo:margin-right="0cm" fo:text-indent="-0.635cm"/>
    </style:style>
    <style:style style:name="P16" style:family="paragraph">
      <style:text-properties fo:font-family="'Times New Roman'" style:font-family-generic="roman" style:font-pitch="variable" fo:font-size="22pt" style:font-size-asian="22pt" style:font-size-complex="22pt"/>
    </style:style>
    <style:style style:name="P17" style:family="paragraph">
      <style:text-properties fo:font-size="28pt" style:font-size-asian="28pt" style:font-size-complex="28pt"/>
    </style:style>
    <style:style style:name="P18" style:family="paragraph">
      <style:paragraph-properties fo:text-align="justify"/>
    </style:style>
    <style:style style:name="P19" style:family="paragraph">
      <style:text-properties fo:font-family="'Times New Roman'" style:font-family-generic="roman" style:font-pitch="variable" fo:font-size="24pt" style:font-size-asian="24pt" style:font-size-complex="24pt"/>
    </style:style>
    <style:style style:name="T1" style:family="text">
      <style:text-properties fo:font-family="'Times New Roman'" style:font-family-generic="roman" style:font-pitch="variable" fo:font-size="22pt" style:font-size-asian="22pt" style:font-size-complex="22pt"/>
    </style:style>
    <style:style style:name="T2" style:family="text">
      <style:text-properties fo:font-size="24pt" style:font-size-asian="24pt" style:font-size-complex="24pt"/>
    </style:style>
    <style:style style:name="T3" style:family="text">
      <style:text-properties style:text-position="sub 61%" fo:font-size="24pt" style:font-size-asian="24pt" style:font-size-complex="24pt"/>
    </style:style>
    <style:style style:name="T4" style:family="text">
      <style:text-properties fo:font-family="Arial" style:font-style-name="Regular" style:font-family-generic="swiss" fo:font-size="24pt" style:font-size-asian="24pt" style:font-size-complex="24pt"/>
    </style:style>
    <style:style style:name="T5" style:family="text">
      <style:text-properties fo:font-family="Arial" style:font-family-generic="roman" style:font-pitch="variable" fo:font-size="24pt" style:font-family-asian="Arial" style:font-style-name-asian="Regular" style:font-family-generic-asian="swiss" style:font-size-asian="24pt" style:font-family-complex="Arial" style:font-style-name-complex="Regular" style:font-family-generic-complex="swiss" style:font-size-complex="24pt"/>
    </style:style>
    <style:style style:name="T6" style:family="text">
      <style:text-properties fo:font-family="Arial" style:font-family-generic="roman" style:font-pitch="variable" fo:font-size="24pt" fo:font-weight="bold" style:font-family-asian="Arial" style:font-style-name-asian="Regular" style:font-family-generic-asian="swiss" style:font-size-asian="24pt" style:font-weight-asian="bold" style:font-family-complex="Arial" style:font-style-name-complex="Regular" style:font-family-generic-complex="swiss" style:font-size-complex="24pt" style:font-weight-complex="bold"/>
    </style:style>
    <style:style style:name="T7" style:family="text">
      <style:text-properties fo:font-family="Arial" style:font-style-name="Regular" style:font-family-generic="swiss" fo:font-size="24pt" fo:font-weight="bold" style:font-family-asian="Arial" style:font-style-name-asian="Regular" style:font-family-generic-asian="swiss" style:font-size-asian="24pt" style:font-weight-asian="bold" style:font-family-complex="Arial" style:font-style-name-complex="Regular" style:font-family-generic-complex="swiss" style:font-size-complex="24pt" style:font-weight-complex="bold"/>
    </style:style>
    <style:style style:name="T8" style:family="text">
      <style:text-properties style:text-position="sub 58%" fo:font-family="Arial" style:font-family-generic="roman" style:font-pitch="variable" fo:font-size="24pt" fo:font-weight="bold" style:font-family-asian="Arial" style:font-style-name-asian="Regular" style:font-family-generic-asian="swiss" style:font-size-asian="24pt" style:font-weight-asian="bold" style:font-family-complex="Arial" style:font-style-name-complex="Regular" style:font-family-generic-complex="swiss" style:font-size-complex="24pt" style:font-weight-complex="bold"/>
    </style:style>
    <style:style style:name="T9" style:family="text">
      <style:text-properties style:text-position="sub 61%" fo:font-family="Arial" style:font-style-name="Regular" style:font-family-generic="swiss" fo:font-size="24pt" style:font-family-asian="Arial" style:font-style-name-asian="Regular" style:font-family-generic-asian="swiss" style:font-size-asian="24pt" style:font-family-complex="Arial" style:font-style-name-complex="Regular" style:font-family-generic-complex="swiss" style:font-size-complex="24pt"/>
    </style:style>
    <style:style style:name="T10" style:family="text">
      <style:text-properties fo:font-family="Arial" style:font-style-name="Regular" style:font-family-generic="swiss" fo:font-size="24pt" style:font-family-asian="Arial" style:font-style-name-asian="Regular" style:font-family-generic-asian="swiss" style:font-size-asian="24pt" style:font-family-complex="Arial" style:font-style-name-complex="Regular" style:font-family-generic-complex="swiss" style:font-size-complex="24pt"/>
    </style:style>
    <style:style style:name="T11" style:family="text">
      <style:text-properties style:text-position="sub 58%" fo:font-family="Arial" style:font-family-generic="roman" style:font-pitch="variable" fo:font-size="24pt" style:font-family-asian="Arial" style:font-style-name-asian="Regular" style:font-family-generic-asian="swiss" style:font-size-asian="24pt" style:font-family-complex="Arial" style:font-style-name-complex="Regular" style:font-family-generic-complex="swiss" style:font-size-complex="24pt"/>
    </style:style>
    <style:style style:name="T12" style:family="text">
      <style:text-properties style:text-position="sub 61%" fo:font-family="Arial" style:font-family-generic="roman" style:font-pitch="variable" fo:font-size="24pt" fo:font-weight="bold" style:font-family-asian="Arial" style:font-style-name-asian="Regular" style:font-family-generic-asian="swiss" style:font-size-asian="24pt" style:font-weight-asian="bold" style:font-family-complex="Arial" style:font-style-name-complex="Regular" style:font-family-generic-complex="swiss" style:font-size-complex="24pt" style:font-weight-complex="bold"/>
    </style:style>
    <style:style style:name="T13" style:family="text">
      <style:text-properties fo:font-size="32pt" style:font-size-asian="32pt" style:font-size-complex="32pt"/>
    </style:style>
    <style:style style:name="T14" style:family="text">
      <style:text-properties fo:font-family="'Times New Roman'" style:font-family-generic="roman" style:font-pitch="variable" fo:font-size="24pt" style:text-underline-style="solid" style:text-underline-width="auto" style:text-underline-color="font-color" fo:font-weight="bold" style:font-size-asian="24pt" style:font-weight-asian="bold" style:font-size-complex="24pt" style:font-weight-complex="bold"/>
    </style:style>
    <style:style style:name="T15" style:family="text">
      <style:text-properties fo:font-family="'Times New Roman'" style:font-family-generic="roman" style:font-pitch="variable" fo:font-size="20pt" style:font-size-asian="20pt" style:font-size-complex="20pt"/>
    </style:style>
    <style:style style:name="T16" style:family="text">
      <style:text-properties fo:font-family="'Times New Roman'" style:font-family-generic="roman" style:font-pitch="variable" fo:font-size="20pt" fo:font-weight="bold" style:font-size-asian="20pt" style:font-weight-asian="bold" style:font-size-complex="20pt" style:font-weight-complex="bold"/>
    </style:style>
    <style:style style:name="T17" style:family="text">
      <style:text-properties fo:font-family="Arial" style:font-family-generic="roman" style:font-pitch="variable" fo:font-size="24pt" fo:font-weight="bold" style:font-family-asian="Arial" style:font-style-name-asian="Regular" style:font-family-generic-asian="swiss" style:font-size-asian="24pt" style:font-weight-asian="bold" style:font-family-complex="Arial" style:font-style-name-complex="Regular" style:font-family-generic-complex="swiss" style:font-size-complex="24pt" style:font-weight-complex="bold"/>
    </style:style>
    <style:style style:name="T18" style:family="text">
      <style:text-properties fo:font-family="Arial" style:font-family-generic="roman" style:font-pitch="variable" fo:font-size="24pt" fo:font-weight="normal" style:font-family-asian="Arial" style:font-style-name-asian="Regular" style:font-family-generic-asian="swiss" style:font-size-asian="24pt" style:font-weight-asian="normal" style:font-family-complex="Arial" style:font-style-name-complex="Regular" style:font-family-generic-complex="swiss" style:font-size-complex="24pt" style:font-weight-complex="normal"/>
    </style:style>
    <style:style style:name="T19" style:family="text">
      <style:text-properties style:text-position="0% 100%" fo:font-family="Arial" style:font-style-name="Regular" style:font-family-generic="swiss" fo:font-size="24pt" style:font-family-asian="Arial" style:font-style-name-asian="Regular" style:font-family-generic-asian="swiss" style:font-size-asian="24pt" style:font-family-complex="Arial" style:font-style-name-complex="Regular" style:font-family-generic-complex="swiss" style:font-size-complex="24pt"/>
    </style:style>
    <style:style style:name="T20" style:family="text">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21" style:family="text">
      <style:text-properties fo:font-family="'Times New Roman'" style:font-family-generic="roman" style:font-pitch="variable" fo:font-size="32pt" style:text-underline-style="solid" style:text-underline-width="auto" style:text-underline-color="font-color" fo:font-weight="bold" style:font-size-asian="32pt" style:font-weight-asian="bold" style:font-size-complex="32pt" style:font-weight-complex="bold"/>
    </style:style>
    <style:style style:name="T22" style:family="text">
      <style:text-properties fo:font-family="'Times New Roman'" style:font-family-generic="roman" style:font-pitch="variable" fo:font-size="22pt" fo:font-weight="bold" style:font-size-asian="22pt" style:font-weight-asian="bold" style:font-size-complex="22pt" style:font-weight-complex="bold"/>
    </style:style>
    <style:style style:name="T23" style:family="text">
      <style:text-properties style:text-position="sub 61%" fo:font-family="Arial" style:font-style-name="Regular" style:font-family-generic="swiss" fo:font-size="24pt" fo:font-weight="bold" style:font-family-asian="Arial" style:font-style-name-asian="Regular" style:font-family-generic-asian="swiss" style:font-size-asian="24pt" style:font-weight-asian="bold" style:font-family-complex="Arial" style:font-style-name-complex="Regular" style:font-family-generic-complex="swiss" style:font-size-complex="24pt" style:font-weight-complex="bold"/>
    </style:style>
    <style:style style:name="T24" style:family="text">
      <style:text-properties fo:font-family="'Times New Roman'" style:font-family-generic="roman" style:font-pitch="variable" fo:font-size="22pt" fo:font-weight="normal" style:font-size-asian="22pt" style:font-weight-asian="normal" style:font-size-complex="22pt" style:font-weight-complex="normal"/>
    </style:style>
    <style:style style:name="T25" style:family="text">
      <style:text-properties fo:font-family="'Times New Roman'" style:font-family-generic="roman" style:font-pitch="variable" fo:font-size="22pt" fo:font-weight="bold" style:font-family-asian="ZVDYNX+CMR12~1e" style:font-size-asian="22pt" style:font-weight-asian="bold" style:font-family-complex="ZVDYNX+CMR12~1e" style:font-size-complex="22pt" style:font-weight-complex="bold"/>
    </style:style>
    <style:style style:name="T26" style:family="text">
      <style:text-properties fo:font-family="'Times New Roman'" style:font-family-generic="roman" style:font-pitch="variable" fo:font-size="22pt" fo:font-style="italic" fo:font-weight="bold" style:font-family-asian="ZVDYNX+CMR12~1e" style:font-size-asian="22pt" style:font-style-asian="italic" style:font-weight-asian="bold" style:font-family-complex="ZVDYNX+CMR12~1e" style:font-size-complex="22pt" style:font-style-complex="italic" style:font-weight-complex="bold"/>
    </style:style>
    <style:style style:name="T27" style:family="text">
      <style:text-properties fo:font-family="'Times New Roman'" style:font-family-generic="roman" style:font-pitch="variable" fo:font-size="22pt" fo:font-style="normal" fo:font-weight="normal" style:font-family-asian="ZVDYNX+CMR12~1e" style:font-size-asian="22pt" style:font-style-asian="normal" style:font-weight-asian="normal" style:font-family-complex="ZVDYNX+CMR12~1e" style:font-size-complex="22pt" style:font-style-complex="normal" style:font-weight-complex="normal"/>
    </style:style>
    <style:style style:name="T28" style:family="text">
      <style:text-properties style:use-window-font-color="true" style:text-outline="false" style:text-line-through-style="none" fo:font-family="'Times New Roman'" style:font-family-generic="roman" style:font-pitch="variable" fo:font-size="26pt" fo:font-style="normal" fo:text-shadow="none" style:text-underline-style="none" fo:font-weight="bold" style:letter-kerning="true" style:font-family-asian="IBCKMN+CMBX12~4a" style:font-size-asian="26pt" style:font-style-asian="normal" style:font-weight-asian="bold" style:font-family-complex="IBCKMN+CMBX12~4a" style:font-size-complex="26pt" style:font-style-complex="normal" style:font-weight-complex="bold" style:text-emphasize="none" style:font-relief="none" style:text-overline-style="none" style:text-overline-color="font-color"/>
    </style:style>
    <style:style style:name="T29" style:family="text">
      <style:text-properties style:use-window-font-color="true" style:text-outline="false" style:text-line-through-style="none" fo:font-family="'Times New Roman'" style:font-family-generic="roman" style:font-pitch="variable" fo:font-size="26pt" fo:font-style="normal" fo:text-shadow="none" style:text-underline-style="none" fo:font-weight="normal" style:letter-kerning="true" style:font-family-asian="ZVDYNX+CMR12~1e" style:font-size-asian="26pt" style:font-style-asian="normal" style:font-weight-asian="normal" style:font-family-complex="ZVDYNX+CMR12~1e" style:font-size-complex="26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fo:font-family="'Times New Roman'" style:font-family-generic="roman" style:font-pitch="variable" fo:font-size="26pt" fo:font-style="normal" fo:text-shadow="none" style:text-underline-style="none" fo:font-weight="normal" style:letter-kerning="true" style:font-family-asian="WHXXNT+CMTI12" style:font-size-asian="26pt" style:font-style-asian="normal" style:font-weight-asian="normal" style:font-family-complex="WHXXNT+CMTI12" style:font-size-complex="26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fo:font-family="'Times New Roman'" style:font-family-generic="roman" style:font-pitch="variable" fo:font-size="26pt" fo:font-style="normal" fo:text-shadow="none" style:text-underline-style="none" fo:font-weight="normal" style:letter-kerning="true" style:font-family-asian="YTDVTB+CMMI12" style:font-size-asian="26pt" style:font-style-asian="normal" style:font-weight-asian="normal" style:font-family-complex="YTDVTB+CMMI12" style:font-size-complex="26pt" style:font-style-complex="normal"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fo:font-family="'Times New Roman'" style:font-family-generic="roman" style:font-pitch="variable" fo:font-size="26pt" fo:font-style="normal" fo:text-shadow="none" style:text-underline-style="none" fo:font-weight="bold" style:letter-kerning="true" style:font-family-asian="WHXXNT+CMTI12" style:font-size-asian="26pt" style:font-style-asian="normal" style:font-weight-asian="bold" style:font-family-complex="WHXXNT+CMTI12" style:font-size-complex="26pt" style:font-style-complex="normal" style:font-weight-complex="bold" style:text-emphasize="none" style:font-relief="none" style:text-overline-style="none" style:text-overline-color="font-color"/>
    </style:style>
    <style:style style:name="T33" style:family="text">
      <style:text-properties style:use-window-font-color="true" style:text-outline="false" style:text-line-through-style="none" fo:font-family="'Times New Roman'" style:font-family-generic="roman" style:font-pitch="variable" fo:font-size="26pt" fo:font-style="normal" fo:text-shadow="none" style:text-underline-style="none" fo:font-weight="normal" style:letter-kerning="true" style:font-family-asian="FYIWYJ+CMMI8" style:font-size-asian="26pt" style:font-style-asian="normal" style:font-weight-asian="normal" style:font-family-complex="FYIWYJ+CMMI8" style:font-size-complex="26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fo:font-family="'Times New Roman'" style:font-family-generic="roman" style:font-pitch="variable" fo:font-size="26pt" fo:font-style="normal" fo:text-shadow="none" style:text-underline-style="none" fo:font-weight="bold" style:letter-kerning="true" style:font-family-asian="ZVDYNX+CMR12~1e" style:font-size-asian="26pt" style:font-style-asian="normal" style:font-weight-asian="bold" style:font-family-complex="ZVDYNX+CMR12~1e" style:font-size-complex="26pt" style:font-style-complex="normal" style:font-weight-complex="bold" style:text-emphasize="none" style:font-relief="none" style:text-overline-style="none" style:text-overline-color="font-color"/>
    </style:style>
    <style:style style:name="T35" style:family="text">
      <style:text-properties style:use-window-font-color="true" style:text-outline="false" style:text-line-through-style="none" fo:font-family="'Times New Roman'" style:font-family-generic="roman" style:font-pitch="variable" fo:font-size="14pt" fo:font-style="normal" fo:text-shadow="none" style:text-underline-style="none" fo:font-weight="bold" style:letter-kerning="true" style:font-family-asian="ZVDYNX+CMR12~1e" style:font-size-asian="26pt" style:font-style-asian="normal" style:font-weight-asian="bold" style:font-family-complex="ZVDYNX+CMR12~1e" style:font-size-complex="26pt" style:font-style-complex="normal" style:font-weight-complex="bold" style:text-emphasize="none" style:font-relief="none" style:text-overline-style="none" style:text-overline-color="font-color"/>
    </style:style>
    <style:style style:name="T36" style:family="text">
      <style:text-properties fo:font-size="28pt" fo:font-weight="bold" style:font-size-asian="28pt" style:font-weight-asian="bold" style:font-size-complex="28pt" style:font-weight-complex="bold"/>
    </style:style>
    <style:style style:name="T37" style:family="text">
      <style:text-properties fo:font-size="28pt" style:font-size-asian="28pt" style:font-size-complex="28pt"/>
    </style:style>
    <style:style style:name="T38" style:family="text">
      <style:text-properties fo:font-family="'Times New Roman'" style:font-family-generic="roman" style:font-pitch="variable" fo:font-size="24pt" fo:font-weight="bold" style:font-size-asian="24pt" style:font-weight-asian="bold" style:font-size-complex="24pt" style:font-weight-complex="bold"/>
    </style:style>
    <style:style style:name="T39" style:family="text">
      <style:text-properties fo:font-family="'Times New Roman'" style:font-family-generic="roman" style:font-pitch="variable" fo:font-size="24pt" style:font-size-asian="24pt" style:font-size-complex="24pt"/>
    </style:style>
    <style:style style:name="T40" style:family="text">
      <style:text-properties style:text-position="sub 61%" fo:font-family="'Times New Roman'" style:font-family-generic="roman" style:font-pitch="variable" fo:font-size="24pt" style:font-size-asian="24pt" style:font-size-complex="24pt"/>
    </style:style>
    <style:style style:name="T41" style:family="text">
      <style:text-properties fo:font-family="'Times New Roman'" style:font-family-generic="roman" style:font-pitch="variable" fo:font-size="24pt" style:font-family-asian="Arial" style:font-style-name-asian="Regular" style:font-family-generic-asian="swiss" style:font-size-asian="24pt" style:font-family-complex="Arial" style:font-style-name-complex="Regular" style:font-family-generic-complex="swiss" style:font-size-complex="24pt"/>
    </style:style>
    <style:style style:name="T42" style:family="text">
      <style:text-properties fo:font-family="'Times New Roman'" style:font-family-generic="roman" style:font-pitch="variable" fo:font-size="24pt" fo:font-weight="bold" style:font-family-asian="Arial" style:font-style-name-asian="Regular" style:font-family-generic-asian="swiss" style:font-size-asian="24pt" style:font-weight-asian="bold" style:font-family-complex="Arial" style:font-style-name-complex="Regular" style:font-family-generic-complex="swiss" style:font-size-complex="24pt" style:font-weight-complex="bold"/>
    </style:style>
    <style:style style:name="T43" style:family="text">
      <style:text-properties style:text-position="33% 58%" fo:font-family="'Times New Roman'" style:font-family-generic="roman" style:font-pitch="variable" fo:font-size="24pt" fo:font-weight="bold" style:font-family-asian="'Droid Sans Fallback'" style:font-family-generic-asian="system" style:font-pitch-asian="variable" style:font-size-asian="24pt" style:font-weight-asian="bold" style:font-family-complex="'Lohit Hindi'" style:font-family-generic-complex="system" style:font-pitch-complex="variable" style:font-size-complex="24pt" style:font-weight-complex="bold"/>
    </style:style>
    <style:style style:name="T44" style:family="text">
      <style:text-properties fo:font-family="'Times New Roman'" style:font-family-generic="roman" style:font-pitch="variable" fo:font-size="24pt" fo:font-weight="bold" style:font-family-asian="'Droid Sans Fallback'" style:font-family-generic-asian="system" style:font-pitch-asian="variable" style:font-size-asian="24pt" style:font-weight-asian="bold" style:font-family-complex="'Lohit Hindi'" style:font-family-generic-complex="system" style:font-pitch-complex="variable" style:font-size-complex="24pt" style:font-weight-complex="bold"/>
    </style:style>
    <style:style style:name="T45" style:family="text">
      <style:text-properties fo:font-family="'Times New Roman'" style:font-family-generic="roman" style:font-pitch="variable" fo:font-size="24pt" style:font-family-asian="'Droid Sans Fallback'" style:font-family-generic-asian="system" style:font-pitch-asian="variable" style:font-size-asian="24pt" style:font-family-complex="'Lohit Hindi'" style:font-family-generic-complex="system" style:font-pitch-complex="variable" style:font-size-complex="24pt"/>
    </style:style>
    <style:style style:name="T46" style:family="text">
      <style:text-properties style:text-position="-33% 58%" fo:font-family="'Times New Roman'" style:font-family-generic="roman" style:font-pitch="variable" fo:font-size="24pt" fo:font-weight="bold" style:font-family-asian="'Droid Sans Fallback'" style:font-family-generic-asian="system" style:font-pitch-asian="variable" style:font-size-asian="24pt" style:font-weight-asian="bold" style:font-family-complex="'Lohit Hindi'" style:font-family-generic-complex="system" style:font-pitch-complex="variable" style:font-size-complex="24pt" style:font-weight-complex="bold"/>
    </style:style>
    <style:style style:name="T47" style:family="text">
      <style:text-properties fo:font-family="'Times New Roman'" style:font-family-generic="roman" style:font-pitch="variable" fo:font-size="24pt" fo:font-weight="bold" style:font-family-asian="'Droid Sans Fallback'" style:font-family-generic-asian="system" style:font-pitch-asian="variable" style:font-size-asian="24pt" style:font-weight-asian="bold" style:font-family-complex="'Lohit Hindi'" style:font-family-generic-complex="system" style:font-pitch-complex="variable" style:font-size-complex="24pt" style:font-weight-complex="bold"/>
    </style:style>
    <style:style style:name="T48" style:family="text">
      <style:text-properties style:text-position="33% 58%" fo:font-family="'Times New Roman'" style:font-family-generic="roman" style:font-pitch="variable" fo:font-size="24pt" style:font-size-asian="24pt" style:font-size-complex="24pt"/>
    </style:style>
    <style:style style:name="T49" style:family="text">
      <style:text-properties style:text-position="0% 100%" fo:font-family="'Times New Roman'" style:font-family-generic="roman" style:font-pitch="variable" fo:font-size="24pt" fo:font-weight="bold" style:font-family-asian="'Droid Sans Fallback'" style:font-family-generic-asian="system" style:font-pitch-asian="variable" style:font-size-asian="24pt" style:font-weight-asian="bold" style:font-family-complex="'Lohit Hindi'" style:font-family-generic-complex="system" style:font-pitch-complex="variable" style:font-size-complex="24pt" style:font-weight-complex="bold"/>
    </style:style>
    <style:style style:name="T50" style:family="text">
      <style:text-properties style:text-position="0% 100%" fo:font-family="'Times New Roman'" style:font-family-generic="roman" style:font-pitch="variable" fo:font-size="24pt" fo:font-weight="bold" style:font-family-asian="'Droid Sans Fallback'" style:font-family-generic-asian="system" style:font-pitch-asian="variable" style:font-size-asian="24pt" style:font-weight-asian="bold" style:font-family-complex="'Lohit Hindi'" style:font-family-generic-complex="system" style:font-pitch-complex="variable" style:font-size-complex="24pt" style:font-weight-complex="bold"/>
    </style:style>
    <style:style style:name="T51" style:family="text">
      <style:text-properties fo:font-size="24pt" fo:font-weight="bold" style:font-size-asian="24pt" style:font-weight-asian="bold" style:font-size-complex="24pt" style:font-weight-complex="bold"/>
    </style:style>
    <style:style style:name="T52" style:family="text">
      <style:text-properties fo:font-family="Arial" style:font-style-name="Regular" style:font-family-generic="swiss" fo:font-size="24pt" fo:font-weight="normal" style:font-family-asian="Arial" style:font-style-name-asian="Regular" style:font-family-generic-asian="swiss" style:font-size-asian="24pt" style:font-weight-asian="normal" style:font-family-complex="Arial" style:font-style-name-complex="Regular" style:font-family-generic-complex="swiss" style:font-size-complex="24pt" style:font-weight-complex="normal"/>
    </style:style>
    <style:style style:name="T53" style:family="text">
      <style:text-properties fo:font-family="Arial" style:font-family-generic="roman" style:font-pitch="variable" fo:font-size="24pt" fo:font-weight="normal" style:font-family-asian="Arial" style:font-style-name-asian="Regular" style:font-family-generic-asian="swiss" style:font-size-asian="24pt" style:font-weight-asian="normal" style:font-family-complex="Arial" style:font-style-name-complex="Regular" style:font-family-generic-complex="swiss" style:font-size-complex="24pt" style:font-weight-complex="normal"/>
    </style:style>
    <style:style style:name="T54" style:family="text">
      <style:text-properties style:text-position="sub 58%" fo:font-family="Arial" style:font-family-generic="roman" style:font-pitch="variable" fo:font-size="24pt" fo:font-weight="normal" style:font-family-asian="Arial" style:font-style-name-asian="Regular" style:font-family-generic-asian="swiss" style:font-size-asian="24pt" style:font-weight-asian="normal" style:font-family-complex="Arial" style:font-style-name-complex="Regular" style:font-family-generic-complex="swiss" style:font-size-complex="24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A0000000A1F4FBE6C.gif" xlink:type="simple" xlink:show="embed" xlink:actuate="onLoad">
        <style:list-level-properties style:vertical-pos="middle" style:vertical-rel="line" fo:width="0.265cm" fo:height="0.265cm"/>
      </text:list-level-style-image>
      <text:list-level-style-image text:level="2" xlink:href="Pictures/100002000000000A0000000A1F4FBE6C.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1F4FBE6C.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1F4FBE6C.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1F4FBE6C.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1F4FBE6C.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1F4FBE6C.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1F4FBE6C.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1F4FBE6C.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1F4FBE6C.gif" xlink:type="simple" xlink:show="embed" xlink:actuate="onLoad">
        <style:list-level-properties text:space-before="5.4cm" text:min-label-width="0.6cm" style:vertical-pos="middle" style:vertical-rel="line" fo:width="0.265cm" fo:height="0.265cm"/>
      </text:list-level-style-image>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image text:level="1" xlink:href="Pictures/100002000000000A0000000A1F4FBE6C.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1F4FBE6C.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1F4FBE6C.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1F4FBE6C.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1F4FBE6C.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1F4FBE6C.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1F4FBE6C.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1F4FBE6C.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1F4FBE6C.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1F4FBE6C.gif" xlink:type="simple" xlink:show="embed" xlink:actuate="onLoad">
        <style:list-level-properties text:space-before="11.4cm" text:min-label-width="0.6cm" style:vertical-pos="middle" style:vertical-rel="line" fo:width="0.265cm" fo:height="0.265cm"/>
      </text:list-level-style-image>
    </text:list-style>
    <text:list-style style:name="L5">
      <text:list-level-style-image text:level="1" xlink:href="Pictures/100002000000000E000000076BEC588A.gif" xlink:type="simple" xlink:show="embed" xlink:actuate="onLoad">
        <style:list-level-properties text:space-before="0.3cm" text:min-label-width="0.9cm" style:vertical-pos="middle" style:vertical-rel="line" fo:width="0.37cm" fo:height="0.185cm"/>
      </text:list-level-style-image>
      <text:list-level-style-image text:level="2" xlink:href="Pictures/100002000000000E000000076BEC588A.gif" xlink:type="simple" xlink:show="embed" xlink:actuate="onLoad">
        <style:list-level-properties text:space-before="1.5cm" text:min-label-width="0.9cm" style:vertical-pos="middle" style:vertical-rel="line" fo:width="0.37cm" fo:height="0.185cm"/>
      </text:list-level-style-image>
      <text:list-level-style-image text:level="3" xlink:href="Pictures/100002000000000E000000076BEC588A.gif" xlink:type="simple" xlink:show="embed" xlink:actuate="onLoad">
        <style:list-level-properties text:space-before="2.8cm" text:min-label-width="0.8cm" style:vertical-pos="middle" style:vertical-rel="line" fo:width="0.37cm" fo:height="0.185cm"/>
      </text:list-level-style-image>
      <text:list-level-style-image text:level="4" xlink:href="Pictures/100002000000000E000000076BEC588A.gif" xlink:type="simple" xlink:show="embed" xlink:actuate="onLoad">
        <style:list-level-properties text:space-before="4.2cm" text:min-label-width="0.6cm" style:vertical-pos="middle" style:vertical-rel="line" fo:width="0.37cm" fo:height="0.185cm"/>
      </text:list-level-style-image>
      <text:list-level-style-image text:level="5" xlink:href="Pictures/100002000000000E000000076BEC588A.gif" xlink:type="simple" xlink:show="embed" xlink:actuate="onLoad">
        <style:list-level-properties text:space-before="5.4cm" text:min-label-width="0.6cm" style:vertical-pos="middle" style:vertical-rel="line" fo:width="0.37cm" fo:height="0.185cm"/>
      </text:list-level-style-image>
      <text:list-level-style-image text:level="6" xlink:href="Pictures/100002000000000E000000076BEC588A.gif" xlink:type="simple" xlink:show="embed" xlink:actuate="onLoad">
        <style:list-level-properties text:space-before="6.6cm" text:min-label-width="0.6cm" style:vertical-pos="middle" style:vertical-rel="line" fo:width="0.37cm" fo:height="0.185cm"/>
      </text:list-level-style-image>
      <text:list-level-style-image text:level="7" xlink:href="Pictures/100002000000000E000000076BEC588A.gif" xlink:type="simple" xlink:show="embed" xlink:actuate="onLoad">
        <style:list-level-properties text:space-before="7.8cm" text:min-label-width="0.6cm" style:vertical-pos="middle" style:vertical-rel="line" fo:width="0.37cm" fo:height="0.185cm"/>
      </text:list-level-style-image>
      <text:list-level-style-image text:level="8" xlink:href="Pictures/100002000000000E000000076BEC588A.gif" xlink:type="simple" xlink:show="embed" xlink:actuate="onLoad">
        <style:list-level-properties text:space-before="9cm" text:min-label-width="0.6cm" style:vertical-pos="middle" style:vertical-rel="line" fo:width="0.37cm" fo:height="0.185cm"/>
      </text:list-level-style-image>
      <text:list-level-style-image text:level="9" xlink:href="Pictures/100002000000000E000000076BEC588A.gif" xlink:type="simple" xlink:show="embed" xlink:actuate="onLoad">
        <style:list-level-properties text:space-before="10.2cm" text:min-label-width="0.6cm" style:vertical-pos="middle" style:vertical-rel="line" fo:width="0.37cm" fo:height="0.185cm"/>
      </text:list-level-style-image>
      <text:list-level-style-image text:level="10" xlink:href="Pictures/100002000000000E000000076BEC588A.gif" xlink:type="simple" xlink:show="embed" xlink:actuate="onLoad">
        <style:list-level-properties text:space-before="11.4cm" text:min-label-width="0.6cm" style:vertical-pos="middle" style:vertical-rel="line" fo:width="0.37cm" fo:height="0.185cm"/>
      </text:list-level-style-image>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First Reaction Method<text:line-break/>(exact 1976)</text:p>
          </draw:text-box>
        </draw:frame>
        <draw:frame presentation:style-name="pr2" draw:text-style-name="P3" draw:layer="layout" svg:width="12.446cm" svg:height="10.272cm" svg:x="1.016cm" svg:y="5.984cm" presentation:class="subtitle" presentation:user-transformed="true">
          <draw:text-box>
            <text:list text:style-name="L2">
              <text:list-header>
                <text:p text:style-name="P1"><text:span text:style-name="T1"/></text:p>
              </text:list-header>
              <text:list-item>
                <text:p text:style-name="P1"><text:span text:style-name="T1"><text:s/></text:span><text:span text:style-name="T1">Only a few species will change population as a result of this reaction--the rest will remain constant. </text:span></text:p>
              </text:list-item>
              <text:list-item>
                <text:p text:style-name="P1"><text:span text:style-name="T1"><text:s/></text:span><text:span text:style-name="T1">For most reactions, the propensity functions will remain constant. </text:span></text:p>
              </text:list-item>
              <text:list-item>
                <text:p text:style-name="P1"><text:span text:style-name="T1"><text:s/></text:span><text:span text:style-name="T1">For these, the times can be reused in the subsequent step to find the next reaction:</text:span></text:p>
              </text:list-item>
            </text:list>
            <text:p text:style-name="P2"><text:span text:style-name="T1"><text:s text:c="17"/></text:span><text:span text:style-name="T1">{τμ } →{ τμ − τk }. </text:span></text:p>
          </draw:text-box>
        </draw:frame>
        <draw:frame presentation:style-name="pr3" draw:text-style-name="P4" draw:layer="layout" svg:width="13.208cm" svg:height="10.656cm" svg:x="14.219cm" svg:y="6.881cm" presentation:class="outline" presentation:user-transformed="true">
          <draw:text-box>
            <text:list text:style-name="L3">
              <text:list-header>
                <text:p text:style-name="P4"><text:span text:style-name="T2">N événements</text:span></text:p>
                <text:p text:style-name="P4"><text:span text:style-name="T2">a</text:span><text:span text:style-name="T3">k </text:span><text:span text:style-name="T2"><text:s/>fonction de propensité avec k</text:span><text:span text:style-name="T4">=</text:span><text:span text:style-name="T5">{1,N}</text:span></text:p>
                <text:p text:style-name="P4"><text:span text:style-name="T6">1. N tirages </text:span><text:span text:style-name="T7">τ</text:span><text:span text:style-name="T8">k</text:span><text:span text:style-name="T6">=Exp(a</text:span><text:span text:style-name="T8">k</text:span><text:span text:style-name="T6">)</text:span></text:p>
                <text:p text:style-name="P4"><text:span text:style-name="T5">2. T</text:span><text:span text:style-name="T9">μ</text:span><text:span text:style-name="T5">=min({</text:span><text:span text:style-name="T10">τ</text:span><text:span text:style-name="T11">k</text:span><text:span text:style-name="T5">})</text:span></text:p>
                <text:p text:style-name="P4"><text:span text:style-name="T6">3. Mise à jour</text:span><text:span text:style-name="T5">→ des </text:span><text:span text:style-name="T6">Vector Event </text:span></text:p>
                <text:p text:style-name="P4"><text:span text:style-name="T5"><text:s text:c="22"/>→ </text:span><text:span text:style-name="T5">des </text:span><text:span text:style-name="T6">a</text:span><text:span text:style-name="T12">k</text:span><text:span text:style-name="T5">.</text:span></text:p>
                <text:p text:style-name="P4"><text:span text:style-name="T5"/></text:p>
              </text:list-header>
            </text:list>
          </draw:text-box>
        </draw:frame>
        <draw:line draw:style-name="gr1" draw:text-style-name="P5" draw:layer="layout" svg:x1="14.478cm" svg:y1="14.312cm" svg:x2="15.597cm" svg:y2="14.312cm">
          <text:p/>
        </draw:line>
        <draw:line draw:style-name="gr2" draw:text-style-name="P5" draw:layer="layout" svg:x1="14.478cm" svg:y1="11.01cm" svg:x2="14.478cm" svg:y2="14.312cm">
          <text:p/>
        </draw:line>
        <draw:line draw:style-name="gr3" draw:text-style-name="P5" draw:layer="layout" svg:x1="14.478cm" svg:y1="11.01cm" svg:x2="15.343cm" svg:y2="11.01cm">
          <text:p/>
        </draw:line>
        <presentation:notes draw:style-name="dp2">
          <office:forms form:automatic-focus="false" form:apply-design-mode="false"/>
          <draw:page-thumbnail draw:style-name="gr4" draw:layer="layout" svg:width="14.848cm" svg:height="11.135cm" svg:x="3.075cm" svg:y="2.257cm" draw:page-number="1" presentation:class="page"/>
          <draw:frame presentation:style-name="pr4"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5" draw:text-style-name="P7" draw:layer="layout" svg:width="25.199cm" svg:height="3.506cm" svg:x="1.4cm" svg:y="0.837cm" presentation:class="title" presentation:user-transformed="true">
          <draw:text-box>
            <text:p><text:span text:style-name="T13">Direct Method </text:span><text:span text:style-name="T13"><text:line-break/></text:span><text:span text:style-name="T13">(exact 1977 by Gillespie) - monopopulation</text:span></text:p>
          </draw:text-box>
        </draw:frame>
        <draw:frame presentation:style-name="pr6" draw:text-style-name="P9" draw:layer="layout" svg:width="13.332cm" svg:height="9.818cm" svg:x="0.638cm" svg:y="5.169cm" presentation:class="subtitle" presentation:user-transformed="true">
          <draw:text-box>
            <text:p text:style-name="P2"><text:span text:style-name="T14">Advantages:</text:span></text:p>
            <text:p text:style-name="P1"><text:span text:style-name="T15">The </text:span><text:span text:style-name="T16">Direct is preferable to the First </text:span><text:span text:style-name="T15">alg:</text:span></text:p>
            <text:p text:style-name="P8"><text:span text:style-name="T15"/></text:p>
            <text:p text:style-name="P8"><text:span text:style-name="T15">1) </text:span><text:span text:style-name="T16">FIRST</text:span><text:span text:style-name="T15"> is difficult to do the indexing necessary to implement the efficient update aglo.</text:span></text:p>
            <text:p text:style-name="P8"><text:span text:style-name="T15"/></text:p>
            <text:p text:style-name="P8"><text:span text:style-name="T15">2) </text:span><text:span text:style-name="T16">FIRST</text:span><text:span text:style-name="T15"> generates cycle too many random numbers.</text:span></text:p>
            <text:p text:style-name="P8"><text:span text:style-name="T15"/></text:p>
            <text:p text:style-name="P8"><text:span text:style-name="T15">3) generating random numbers is relatively slow.</text:span></text:p>
          </draw:text-box>
        </draw:frame>
        <draw:frame presentation:style-name="pr3" draw:text-style-name="P4" draw:layer="layout" svg:width="13.595cm" svg:height="11.43cm" svg:x="13.716cm" svg:y="5.842cm" presentation:class="outline" presentation:user-transformed="true">
          <draw:text-box>
            <text:list text:style-name="L3">
              <text:list-header>
                <text:p><text:span text:style-name="T2">N événements</text:span></text:p>
                <text:p><text:span text:style-name="T2">a</text:span><text:span text:style-name="T3">k </text:span><text:span text:style-name="T2"><text:s/>fonctions de propensités avec k</text:span><text:span text:style-name="T4">=</text:span><text:span text:style-name="T5">{1,N}</text:span></text:p>
                <text:p><text:span text:style-name="T6">1. 01 tirage </text:span><text:span text:style-name="T7">τ</text:span><text:span text:style-name="T6">=Exp(</text:span><text:span text:style-name="T7">Σ</text:span><text:span text:style-name="T6">a</text:span><text:span text:style-name="T8">k</text:span><text:span text:style-name="T6">)</text:span></text:p>
                <text:p><text:span text:style-name="T5">2. </text:span><text:span text:style-name="T17">01 tirage</text:span><text:span text:style-name="T18"> pour c</text:span><text:span text:style-name="T5">hoisir l'événement </text:span><text:span text:style-name="T19">μ selon la formule</text:span></text:p>
                <text:p><text:span text:style-name="T19"><text:s/></text:span></text:p>
                <text:p><text:span text:style-name="T6">3. Mise à jour </text:span><text:span text:style-name="T5">→ des </text:span><text:span text:style-name="T6">Vector Event </text:span></text:p>
                <text:p><text:span text:style-name="T5"><text:s text:c="22"/>→ </text:span><text:span text:style-name="T5">des </text:span><text:span text:style-name="T6">a</text:span><text:span text:style-name="T12">k</text:span><text:span text:style-name="T5">.</text:span></text:p>
                <text:p><text:span text:style-name="T5"/></text:p>
              </text:list-header>
            </text:list>
          </draw:text-box>
        </draw:frame>
        <draw:line draw:style-name="gr1" draw:text-style-name="P5" draw:layer="layout" svg:x1="13.97cm" svg:y1="14.732cm" svg:x2="14.732cm" svg:y2="14.732cm">
          <text:p/>
        </draw:line>
        <draw:line draw:style-name="gr2" draw:text-style-name="P5" draw:layer="layout" svg:x1="13.97cm" svg:y1="9.906cm" svg:x2="13.97cm" svg:y2="14.732cm">
          <text:p/>
        </draw:line>
        <draw:line draw:style-name="gr3" draw:text-style-name="P5" draw:layer="layout" svg:x1="13.97cm" svg:y1="9.906cm" svg:x2="15.002cm" svg:y2="9.906cm">
          <text:p/>
        </draw:line>
        <draw:frame draw:style-name="gr5" draw:text-style-name="P5" draw:layer="layout" svg:width="3.556cm" svg:height="1.27cm" svg:x="17.78cm" svg:y="12.7cm">
          <draw:image xlink:href="Pictures/100000000000007E0000002B326F2EB0.png" xlink:type="simple" xlink:show="embed" xlink:actuate="onLoad">
            <text:p/>
          </draw:image>
        </draw:frame>
        <presentation:notes draw:style-name="dp2">
          <office:forms form:automatic-focus="false" form:apply-design-mode="false"/>
          <draw:page-thumbnail draw:style-name="gr4" draw:layer="layout" svg:width="14.848cm" svg:height="11.135cm" svg:x="3.075cm" svg:y="2.257cm" draw:page-number="2" presentation:class="page"/>
          <draw:frame presentation:style-name="pr4"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5" draw:layer="layout" svg:width="25.199cm" svg:height="3.506cm" svg:x="1.4cm" svg:y="0.837cm" presentation:class="title" presentation:user-transformed="true">
          <draw:text-box>
            <text:p>Next Reaction Method<text:line-break/>(exact 2000 by <text:span text:style-name="T20">Gibson and Bruck</text:span>)</text:p>
          </draw:text-box>
        </draw:frame>
        <draw:frame presentation:style-name="pr7" draw:text-style-name="P13" draw:layer="layout" svg:width="14.224cm" svg:height="7.268cm" svg:x="0cm" svg:y="5.256cm" presentation:class="subtitle" presentation:user-transformed="true">
          <draw:text-box>
            <text:p text:style-name="P10"><text:span text:style-name="T21">Advantages:</text:span></text:p>
            <text:p text:style-name="P11"><text:span text:style-name="T1"><text:s text:c="3"/></text:span><text:span text:style-name="T1">The </text:span><text:span text:style-name="T22">Direct/ NEXT method</text:span><text:span text:style-name="T1">:</text:span></text:p>
            <text:p text:style-name="P11"><text:span text:style-name="T1"/></text:p>
            <text:list text:style-name="L2">
              <text:list-item>
                <text:p text:style-name="P12"><text:span text:style-name="T1"><text:s/></text:span><text:span text:style-name="T1">NEXT uses just a single random number per iteration. </text:span></text:p>
                <text:list>
                  <text:list-item>
                    <text:p text:style-name="P12"><text:span text:style-name="T1">So as not to regenerate any other random number. </text:span></text:p>
                  </text:list-item>
                  <text:list-item>
                    <text:p text:style-name="P12"><text:span text:style-name="T1">Always find a sure random number.</text:span></text:p>
                  </text:list-item>
                </text:list>
              </text:list-item>
            </text:list>
          </draw:text-box>
        </draw:frame>
        <draw:frame presentation:style-name="pr8" draw:text-style-name="P4" draw:layer="layout" svg:width="13.716cm" svg:height="9.642cm" svg:x="13.97cm" svg:y="5.588cm" presentation:class="outline" presentation:user-transformed="true">
          <draw:text-box>
            <text:list text:style-name="L3">
              <text:list-header>
                <text:p><text:span text:style-name="T2">N événements</text:span></text:p>
                <text:p><text:span text:style-name="T2">a</text:span><text:span text:style-name="T3">k </text:span><text:span text:style-name="T2"><text:s/>fonctions de propensités avec k</text:span><text:span text:style-name="T4">=</text:span><text:span text:style-name="T5">{1,N}</text:span></text:p>
                <text:p><text:span text:style-name="T5">1. N tirages </text:span><text:span text:style-name="T10">τ</text:span><text:span text:style-name="T9">k</text:span><text:span text:style-name="T5">=Exp(a</text:span><text:span text:style-name="T11">k</text:span><text:span text:style-name="T5">)</text:span></text:p>
                <text:p><text:span text:style-name="T5">2. </text:span><text:span text:style-name="T6">T</text:span><text:span text:style-name="T23">μ</text:span><text:span text:style-name="T6">=min({</text:span><text:span text:style-name="T7">τ</text:span><text:span text:style-name="T8">k</text:span><text:span text:style-name="T6">})</text:span></text:p>
                <text:p><text:span text:style-name="T5">3. Mise à jour → des </text:span><text:span text:style-name="T6">Vector Event </text:span></text:p>
                <text:p><text:span text:style-name="T5"><text:s text:c="22"/>→ </text:span><text:span text:style-name="T5">des </text:span><text:span text:style-name="T6">a</text:span><text:span text:style-name="T12">k</text:span><text:span text:style-name="T5">.</text:span></text:p>
                <text:p><text:span text:style-name="T5">4. Mise à jour des </text:span><text:span text:style-name="T10">τ</text:span><text:span text:style-name="T9">α </text:span><text:span text:style-name="T5">(</text:span><text:span text:style-name="T10">α≠μ</text:span><text:span text:style-name="T5">) selon la formule </text:span></text:p>
                <text:p><text:span text:style-name="T5"/></text:p>
                <text:p><text:span text:style-name="T5">5. </text:span><text:span text:style-name="T6">01 tirage pour </text:span><text:span text:style-name="T7">τ</text:span><text:span text:style-name="T23">α </text:span><text:span text:style-name="T6">(</text:span><text:span text:style-name="T7">α=μ</text:span><text:span text:style-name="T6">)</text:span></text:p>
                <text:p><text:span text:style-name="T5"/></text:p>
              </text:list-header>
            </text:list>
          </draw:text-box>
        </draw:frame>
        <draw:frame draw:style-name="gr5" draw:text-style-name="P5" draw:layer="layout" svg:width="5.787cm" svg:height="0.978cm" svg:x="19.05cm" svg:y="12.992cm">
          <draw:image xlink:href="Pictures/100000000000017E000000258AA6A4D4.png" xlink:type="simple" xlink:show="embed" xlink:actuate="onLoad">
            <text:p/>
          </draw:image>
        </draw:frame>
        <draw:line draw:style-name="gr1" draw:text-style-name="P5" draw:layer="layout" svg:x1="13.716cm" svg:y1="14.532cm" svg:x2="14.986cm" svg:y2="14.532cm">
          <text:p/>
        </draw:line>
        <draw:line draw:style-name="gr2" draw:text-style-name="P5" draw:layer="layout" svg:x1="13.716cm" svg:y1="9.144cm" svg:x2="13.716cm" svg:y2="14.532cm">
          <text:p/>
        </draw:line>
        <draw:line draw:style-name="gr3" draw:text-style-name="P5" draw:layer="layout" svg:x1="13.716cm" svg:y1="9.144cm" svg:x2="14.951cm" svg:y2="9.08cm">
          <text:p/>
        </draw:line>
        <presentation:notes draw:style-name="dp2">
          <office:forms form:automatic-focus="false" form:apply-design-mode="false"/>
          <draw:page-thumbnail draw:style-name="gr4" draw:layer="layout" svg:width="14.848cm" svg:height="11.135cm" svg:x="3.075cm" svg:y="2.257cm" draw:page-number="3" presentation:class="page"/>
          <draw:frame presentation:style-name="pr4"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Modified Next Reaction Method<text:line-break/>(exact 2007 by Anderson)</text:p>
          </draw:text-box>
        </draw:frame>
        <draw:frame presentation:style-name="pr9" draw:text-style-name="P14" draw:layer="layout" svg:width="12.192cm" svg:height="10.843cm" svg:x="1.27cm" svg:y="5.667cm" presentation:class="subtitle" presentation:user-transformed="true">
          <draw:text-box>
            <text:list text:style-name="L2">
              <text:list-item>
                <text:p text:style-name="P2"><text:span text:style-name="T1"><text:s/></text:span><text:span text:style-name="T22">NEXT/Modified NEXT</text:span><text:span text:style-name="T1"> have the same simulation speeds.</text:span></text:p>
                <text:p text:style-name="P2"><text:span text:style-name="T1"/></text:p>
              </text:list-item>
              <text:list-item>
                <text:p text:style-name="P2"><text:span text:style-name="T1"><text:s/></text:span><text:span text:style-name="T1">The two are equivalent.</text:span></text:p>
                <text:p text:style-name="P2"><text:span text:style-name="T1"/></text:p>
              </text:list-item>
              <text:list-item>
                <text:p text:style-name="P2"><text:span text:style-name="T1"><text:s/></text:span><text:span text:style-name="T1">Modified NEXT extends itself to systems with time dependent rate constants in a smooth way whereas NEXT does not (ex: systems with delays)</text:span></text:p>
              </text:list-item>
            </text:list>
          </draw:text-box>
        </draw:frame>
        <draw:line draw:style-name="gr1" draw:text-style-name="P5" draw:layer="layout" svg:x1="12.908cm" svg:y1="17.156cm" svg:x2="13.924cm" svg:y2="17.156cm">
          <text:p/>
        </draw:line>
        <draw:line draw:style-name="gr2" draw:text-style-name="P5" draw:layer="layout" svg:x1="12.908cm" svg:y1="12.054cm" svg:x2="12.908cm" svg:y2="17.156cm">
          <text:p/>
        </draw:line>
        <draw:line draw:style-name="gr3" draw:text-style-name="P5" draw:layer="layout" svg:x1="12.908cm" svg:y1="12.054cm" svg:x2="13.801cm" svg:y2="12.054cm">
          <text:p/>
        </draw:line>
        <draw:frame presentation:style-name="pr3" draw:text-style-name="P4" draw:layer="layout" svg:width="14.816cm" svg:height="12.446cm" svg:x="12.7cm" svg:y="6.858cm" presentation:class="outline" presentation:user-transformed="true">
          <draw:text-box>
            <text:list text:style-name="L3">
              <text:list-header>
                <text:p><text:span text:style-name="T2">N événements</text:span></text:p>
                <text:p><text:span text:style-name="T2">a</text:span><text:span text:style-name="T3">k </text:span><text:span text:style-name="T2"><text:s/>fonctions de propensités avec k</text:span><text:span text:style-name="T4">=</text:span><text:span text:style-name="T5">{1,N}</text:span></text:p>
                <text:p><text:span text:style-name="T10">τ</text:span><text:span text:style-name="T9">k</text:span><text:span text:style-name="T5">=0 avec k={1,N}</text:span></text:p>
                <text:p><text:span text:style-name="T5">1. N tirages pour T</text:span><text:span text:style-name="T9">k</text:span><text:span text:style-name="T5">=Exp(a</text:span><text:span text:style-name="T11">k</text:span><text:span text:style-name="T5">)</text:span></text:p>
                <text:p><text:span text:style-name="T6">2. T</text:span><text:span text:style-name="T23">μ</text:span><text:span text:style-name="T6">=min({</text:span><text:span text:style-name="T7">τ</text:span><text:span text:style-name="T8">k</text:span><text:span text:style-name="T6">})</text:span></text:p>
                <text:p><text:span text:style-name="T5">3. Mise à jour → des </text:span><text:span text:style-name="T6">Vector Event</text:span><text:span text:style-name="T5">.</text:span></text:p>
                <text:p><text:span text:style-name="T5">4. Mise à jour des </text:span><text:span text:style-name="T10">τ</text:span><text:span text:style-name="T9">k</text:span><text:span text:style-name="T5">(k</text:span><text:span text:style-name="T10">≠μ</text:span><text:span text:style-name="T5">) selon une formule</text:span></text:p>
                <text:p><text:span text:style-name="T5">5. 01 tirage pour </text:span><text:span text:style-name="T10">τ</text:span><text:span text:style-name="T9">k </text:span><text:span text:style-name="T5">(k</text:span><text:span text:style-name="T10">=μ</text:span><text:span text:style-name="T5">) pour mettre à jour P</text:span><text:span text:style-name="T9">μ</text:span></text:p>
                <text:p><text:span text:style-name="T6">6. Mise à jour → des a</text:span><text:span text:style-name="T12">k</text:span><text:span text:style-name="T6">.</text:span></text:p>
              </text:list-header>
            </text:list>
          </draw:text-box>
        </draw:frame>
        <presentation:notes draw:style-name="dp2">
          <office:forms form:automatic-focus="false" form:apply-design-mode="false"/>
          <draw:page-thumbnail draw:style-name="gr4" draw:layer="layout" svg:width="14.848cm" svg:height="11.135cm" svg:x="3.075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Adaptive Tau-leaping Method<text:line-break/>(approx 2007 by Yang Cao et al.)</text:p>
          </draw:text-box>
        </draw:frame>
        <draw:frame presentation:style-name="pr10" draw:text-style-name="P14" draw:layer="layout" svg:width="24.639cm" svg:height="12.178cm" svg:x="2.032cm" svg:y="6.413cm" presentation:class="subtitle" presentation:user-transformed="true">
          <draw:text-box>
            <text:list text:style-name="L2">
              <text:list-item>
                <text:p text:style-name="P11"><text:span text:style-name="T22"><text:s/></text:span><text:span text:style-name="T22">SSA/Tau-Leaping Methods:</text:span></text:p>
                <text:list>
                  <text:list-item>
                    <text:p text:style-name="P11"><text:span text:style-name="T24">SSA must proceed one reaction at a time, it is much too slow for most practical problems. </text:span></text:p>
                    <text:p text:style-name="P11"><text:span text:style-name="T24"/></text:p>
                  </text:list-item>
                </text:list>
              </text:list-item>
              <text:list-item>
                <text:p text:style-name="P11"><text:span text:style-name="T22"><text:s/></text:span><text:span text:style-name="T22">Tau-Leaping </text:span><text:span text:style-name="T24">asks the question: How many times does each action channel fire in each subinterval? In each step, the tau-leaping method can proceed with many reactions?. </text:span></text:p>
                <text:p text:style-name="P11"><text:span text:style-name="T24"/></text:p>
              </text:list-item>
              <text:list-item>
                <text:p text:style-name="P11"><text:span text:style-name="T22"><text:s/></text:span><text:span text:style-name="T22">S</text:span><text:span text:style-name="T25">tiffness</text:span><text:span text:style-name="T22"> </text:span><text:span text:style-name="T24">reflects the presence of multiple timescales. Stiffness is a well-known challenge in the deterministic simulation of chemically reacting systems. </text:span></text:p>
                <text:p text:style-name="P11"><text:span text:style-name="T24"/></text:p>
              </text:list-item>
              <text:list-item>
                <text:p text:style-name="P11"><text:span text:style-name="T25"><text:s/></text:span><text:span text:style-name="T25">For stiff systems,</text:span><text:span text:style-name="T26"> </text:span><text:span text:style-name="T27">the stepsize of explicit methods must be restricted to maintain numerical stability.</text:span><text:span text:style-name="T26"> </text:span></text:p>
              </text:list-item>
            </text:list>
          </draw:text-box>
        </draw:frame>
        <presentation:notes draw:style-name="dp2">
          <office:forms form:automatic-focus="false" form:apply-design-mode="false"/>
          <draw:page-thumbnail draw:style-name="gr4" draw:layer="layout" svg:width="14.848cm" svg:height="11.135cm" svg:x="3.075cm" svg:y="2.257cm" draw:page-number="5" presentation:class="page"/>
          <draw:frame presentation:style-name="pr4"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daptive Tau-leaping Method<text:line-break/>(approx 2007 by Yang Cao et al.)</text:p>
          </draw:text-box>
        </draw:frame>
        <draw:frame presentation:style-name="pr11" draw:text-style-name="P16" draw:layer="layout" svg:width="25.778cm" svg:height="15.406cm" svg:x="1.4cm" svg:y="4.914cm" presentation:class="outline" presentation:user-transformed="true">
          <draw:text-box>
            <text:list text:style-name="L4">
              <text:list-item>
                <text:p text:style-name="P15"><text:span text:style-name="T28">Leap Condition</text:span><text:span text:style-name="T29">: </text:span><text:span text:style-name="T30">Require to be small enough that the change in the state during </text:span><text:span text:style-name="T29">[</text:span><text:span text:style-name="T31">t; t</text:span><text:span text:style-name="T29">+</text:span><text:span text:style-name="T31"> τ</text:span><text:span text:style-name="T29">) </text:span><text:span text:style-name="T30">will be so small that no propensity function will suffer an appreciable change in its value.</text:span></text:p>
              </text:list-item>
              <text:list-item>
                <text:p text:style-name="P15"><text:span text:style-name="T32">The basic (explicit) tau-leaping method</text:span><text:span text:style-name="T30"> proceeds as follows: </text:span><text:span text:style-name="T29">Choose a value for that satisfies the Leap Condition. Generate for each </text:span><text:span text:style-name="T31">j </text:span><text:span text:style-name="T29">= 1, …, </text:span><text:span text:style-name="T31">M </text:span><text:span text:style-name="T29">a sample value </text:span><text:span text:style-name="T31">k</text:span><text:span text:style-name="T33">j </text:span><text:span text:style-name="T29">of the Poisson random variable </text:span><text:span text:style-name="T31">P</text:span><text:span text:style-name="T29">(</text:span><text:span text:style-name="T31">a</text:span><text:span text:style-name="T33">j</text:span><text:span text:style-name="T29">(</text:span><text:span text:style-name="T31">x</text:span><text:span text:style-name="T29">)</text:span><text:span text:style-name="T31"> </text:span><text:span text:style-name="T29">), and update the state. </text:span></text:p>
              </text:list-item>
            </text:list>
            <text:list text:style-name="L3">
              <text:list-item>
                <text:list>
                  <text:list-item>
                    <text:p text:style-name="P15"><text:span text:style-name="T34">Disadvantage</text:span><text:span text:style-name="T29">: </text:span><text:span text:style-name="T30">to be inefficient when applied to stiff problems.</text:span></text:p>
                  </text:list-item>
                </text:list>
              </text:list-item>
            </text:list>
            <text:list text:style-name="L4">
              <text:list-item>
                <text:p text:style-name="P15"><text:span text:style-name="T30">The implicit tau-leaping method: allows much larger stepsizes than the explicit tau formula, when applied to stiff stochastic systems.</text:span></text:p>
              </text:list-item>
              <text:list-item>
                <text:p text:style-name="P15"><text:span text:style-name="T34">Problem</text:span><text:span text:style-name="T35">:</text:span><text:span text:style-name="T30"> What if we do not have this knowledge before the simulation? Or what if the system presents dynamical behavior such that in one time period it is stiff but in another time period it is nonstiff? </text:span></text:p>
              </text:list-item>
            </text:list>
            <text:list text:style-name="L5">
              <text:list-item>
                <text:p text:style-name="P15"><text:span text:style-name="T34">Adaptive Tau-Leaping algo</text:span><text:span text:style-name="T30"> arise as follows: </text:span></text:p>
              </text:list-item>
            </text:list>
          </draw:text-box>
        </draw:frame>
        <presentation:notes draw:style-name="dp2">
          <office:forms form:automatic-focus="false" form:apply-design-mode="false"/>
          <draw:page-thumbnail draw:style-name="gr4" draw:layer="layout" svg:width="14.848cm" svg:height="11.135cm" svg:x="3.075cm" svg:y="2.257cm" draw:page-number="6" presentation:class="page"/>
          <draw:frame presentation:style-name="pr4"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daptive Tau-leaping Method<text:line-break/>(approx 2007 by Yang Cao et al.)</text:p>
          </draw:text-box>
        </draw:frame>
        <draw:frame presentation:style-name="pr11" draw:text-style-name="P17" draw:layer="layout" svg:width="24.639cm" svg:height="12.179cm" svg:x="1.523cm" svg:y="5.093cm" presentation:class="outline" presentation:user-transformed="true">
          <draw:text-box>
            <text:list text:style-name="L3">
              <text:list-item>
                <text:p><text:span text:style-name="T36">2001:</text:span><text:span text:style-name="T37"> D.Gillespie. Approximate accelerated stochastic simulation of chemically reacting systems. </text:span></text:p>
              </text:list-item>
              <text:list-item>
                <text:p><text:span text:style-name="T36">2004:</text:span><text:span text:style-name="T37"> Y.Cao, H.Li and L.Petzold. Ecient formulation of the stochastic simulation algorithm for chemically reacting systems.</text:span></text:p>
              </text:list-item>
              <text:list-item>
                <text:p><text:span text:style-name="T36">2007:</text:span><text:span text:style-name="T37"> Y.Cao, D.Gillespie and Linda R. Petzold. The Adaptive Explicit-Implicit Tau-Leaping Method with Automatic Tau Selection.</text:span></text:p>
              </text:list-item>
            </text:list>
          </draw:text-box>
        </draw:frame>
        <presentation:notes draw:style-name="dp2">
          <office:forms form:automatic-focus="false" form:apply-design-mode="false"/>
          <draw:page-thumbnail draw:style-name="gr4" draw:layer="layout" svg:width="14.848cm" svg:height="11.135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daptive Tau-leaping Method<text:line-break/>(approx 2007 by Yang Cao et al.)</text:p>
          </draw:text-box>
        </draw:frame>
        <draw:frame presentation:style-name="pr11" draw:text-style-name="P19" draw:layer="layout" svg:width="24.118cm" svg:height="12.179cm" svg:x="2.298cm" svg:y="5.093cm" presentation:class="outline" presentation:user-transformed="true">
          <draw:text-box>
            <text:p text:style-name="P18"><text:span text:style-name="T38">While(t&lt;tmax){</text:span></text:p>
            <text:p text:style-name="P18"><text:span text:style-name="T38"><text:s text:c="7"/></text:span><text:span text:style-name="T38">0.</text:span><text:span text:style-name="T39"> State </text:span><text:span text:style-name="T38">x</text:span><text:span text:style-name="T39"> at time </text:span><text:span text:style-name="T38">t</text:span><text:span text:style-name="T39"> avec </text:span><text:span text:style-name="T38">N</text:span><text:span text:style-name="T39"> événements</text:span></text:p>
            <text:p text:style-name="P18"><text:span text:style-name="T39"><text:s text:c="13"/></text:span><text:span text:style-name="T39">a</text:span><text:span text:style-name="T40">k </text:span><text:span text:style-name="T39"><text:s/>fonctions de propensités avec k=</text:span><text:span text:style-name="T41">{1,N}</text:span></text:p>
            <text:p text:style-name="P2"><text:span text:style-name="T42"><text:s text:c="7"/></text:span><text:span text:style-name="T42">1.</text:span><text:span text:style-name="T41"> Compute step sizes </text:span><text:span text:style-name="T42">τ</text:span><text:span text:style-name="T43">(expl)</text:span><text:span text:style-name="T44">, τ</text:span><text:span text:style-name="T43">(impl)</text:span><text:span text:style-name="T45"> for explicit and implicit tau-leaping</text:span></text:p>
            <text:p text:style-name="P2"><text:span text:style-name="T44"><text:s text:c="7"/></text:span><text:span text:style-name="T44">2.</text:span><text:span text:style-name="T45"> Compute step size Ƭ: <text:s text:c="2"/></text:span><text:span text:style-name="T44">Ƭ~Exp(Σα</text:span><text:span text:style-name="T46">m</text:span><text:span text:style-name="T44">(x)) </text:span><text:span text:style-name="T45"><text:s/></text:span></text:p>
            <text:p text:style-name="P2"><text:span text:style-name="T44"><text:s text:c="7"/></text:span><text:span text:style-name="T44">3.</text:span><text:span text:style-name="T45"> If </text:span><text:span text:style-name="T44">τ</text:span><text:span text:style-name="T43">(expl) </text:span><text:span text:style-name="T44">&gt; min(τ</text:span><text:span text:style-name="T43">(impl)</text:span><text:span text:style-name="T44">/n</text:span><text:span text:style-name="T46">d</text:span><text:span text:style-name="T44">; </text:span><text:span text:style-name="T47">Ƭ</text:span><text:span text:style-name="T44"> )</text:span></text:p>
            <text:p text:style-name="P2"><text:span text:style-name="T39"><text:s text:c="23"/></text:span><text:span text:style-name="T39">then use explicit tau-leaping with τ := min(τ</text:span><text:span text:style-name="T48">(expl)</text:span><text:span text:style-name="T39">; </text:span><text:span text:style-name="T45">Ƭ </text:span><text:span text:style-name="T39">);</text:span></text:p>
            <text:p text:style-name="P2"><text:span text:style-name="T39"><text:s text:c="22"/></text:span><text:span text:style-name="T39">else use implicit tau-leaping with τ := min(τ</text:span><text:span text:style-name="T48">(impl)</text:span><text:span text:style-name="T39">; </text:span><text:span text:style-name="T45">Ƭ </text:span><text:span text:style-name="T39">);</text:span></text:p>
            <text:p text:style-name="P2"><text:span text:style-name="T38"><text:s text:c="6"/></text:span><text:span text:style-name="T38">4. </text:span><text:span text:style-name="T39">Update </text:span><text:span text:style-name="T38"><text:s/>x+</text:span><text:span text:style-name="T44">Σk</text:span><text:span text:style-name="T46">m</text:span><text:span text:style-name="T44">v</text:span><text:span text:style-name="T46">m <text:s text:c="3"/></text:span><text:span text:style-name="T49">and</text:span><text:span text:style-name="T49"> <text:s text:c="2"/>t ← t+</text:span><text:span text:style-name="T50">Ƭ</text:span></text:p>
            <text:p text:style-name="P2"><text:span text:style-name="T49">}</text:span></text:p>
            <text:p text:style-name="P2"><text:span text:style-name="T39"/></text:p>
            <text:p text:style-name="P2"><text:span text:style-name="T39"/></text:p>
          </draw:text-box>
        </draw:frame>
        <draw:line draw:style-name="gr1" draw:text-style-name="P5" draw:layer="layout" svg:x1="2.298cm" svg:y1="14.986cm" svg:x2="3.314cm" svg:y2="14.986cm">
          <text:p/>
        </draw:line>
        <draw:line draw:style-name="gr2" draw:text-style-name="P5" draw:layer="layout" svg:x1="2.27cm" svg:y1="6.604cm" svg:x2="2.27cm" svg:y2="14.986cm">
          <text:p/>
        </draw:line>
        <draw:line draw:style-name="gr3" draw:text-style-name="P5" draw:layer="layout" svg:x1="2.298cm" svg:y1="6.604cm" svg:x2="3.191cm" svg:y2="6.604cm">
          <text:p/>
        </draw:line>
        <presentation:notes draw:style-name="dp2">
          <office:forms form:automatic-focus="false" form:apply-design-mode="false"/>
          <draw:page-thumbnail draw:style-name="gr4" draw:layer="layout" svg:width="14.848cm" svg:height="11.135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text:span text:style-name="T13">Direct Method </text:span><text:span text:style-name="T13"><text:line-break/></text:span><text:span text:style-name="T13">(exact 1977 by Gillespie) - multipopulation</text:span></text:p>
          </draw:text-box>
        </draw:frame>
        <draw:frame presentation:style-name="pr3" draw:text-style-name="P4" draw:layer="layout" svg:width="20.707cm" svg:height="13.705cm" svg:x="3.119cm" svg:y="6.057cm" presentation:class="outline" presentation:user-transformed="true">
          <draw:text-box>
            <text:list text:style-name="L3">
              <text:list-header>
                <text:p><text:span text:style-name="T51">m</text:span><text:span text:style-name="T2"> villes, chaque ville a </text:span><text:span text:style-name="T51">N</text:span><text:span text:style-name="T2"> événements</text:span></text:p>
                <text:p><text:span text:style-name="T2">a</text:span><text:span text:style-name="T3">k </text:span><text:span text:style-name="T2"><text:s/>fonctions de propensités avec k</text:span><text:span text:style-name="T4">=</text:span><text:span text:style-name="T5">{1,N}</text:span></text:p>
                <text:p><text:span text:style-name="T6">1. 01 tirages </text:span><text:span text:style-name="T52">τ</text:span><text:span text:style-name="T53">=Exp(</text:span><text:span text:style-name="T52">Σ</text:span><text:span text:style-name="T53">a</text:span><text:span text:style-name="T54">k</text:span><text:span text:style-name="T53">)</text:span></text:p>
                <text:p><text:span text:style-name="T53">2.</text:span><text:span text:style-name="T6"> </text:span><text:span text:style-name="T17">01 tirage </text:span><text:span text:style-name="T18">pour chosir quelle ville où l'événement se produit.</text:span></text:p>
                <text:p><text:span text:style-name="T5">3. </text:span><text:span text:style-name="T6">01 itrage</text:span><text:span text:style-name="T5"> pour choisir l'événement </text:span><text:span text:style-name="T19">μ à la ville choisir. </text:span></text:p>
                <text:p><text:span text:style-name="T6">4. Mise à jour </text:span><text:span text:style-name="T5">→ des </text:span><text:span text:style-name="T6">Vector Event </text:span></text:p>
                <text:p><text:span text:style-name="T5"><text:s text:c="22"/>→ </text:span><text:span text:style-name="T5">des </text:span><text:span text:style-name="T6">a</text:span><text:span text:style-name="T12">k</text:span><text:span text:style-name="T5">.</text:span></text:p>
                <text:p><text:span text:style-name="T5"/></text:p>
              </text:list-header>
            </text:list>
          </draw:text-box>
        </draw:frame>
        <draw:line draw:style-name="gr1" draw:text-style-name="P5" draw:layer="layout" svg:x1="3.519cm" svg:y1="16.256cm" svg:x2="4.535cm" svg:y2="16.256cm">
          <text:p/>
        </draw:line>
        <draw:line draw:style-name="gr2" draw:text-style-name="P5" draw:layer="layout" svg:x1="3.519cm" svg:y1="9.778cm" svg:x2="3.519cm" svg:y2="16.256cm">
          <text:p/>
        </draw:line>
        <draw:line draw:style-name="gr3" draw:text-style-name="P5" draw:layer="layout" svg:x1="3.547cm" svg:y1="9.778cm" svg:x2="4.44cm" svg:y2="9.778cm">
          <text:p/>
        </draw:line>
        <presentation:notes draw:style-name="dp2">
          <office:forms form:automatic-focus="false" form:apply-design-mode="false"/>
          <draw:page-thumbnail draw:style-name="gr4" draw:layer="layout" svg:width="14.848cm" svg:height="11.135cm" svg:x="3.075cm" svg:y="2.257cm" draw:page-number="9" presentation:class="page"/>
          <draw:frame presentation:style-name="pr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tunnel_5f_box" draw:display-name="tunnel_box" xlink:href="Pictures/1000000000000320000002580E1B1ACF.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family-asian="'Lohit Hindi'" style:font-pitch-asian="variable" style:font-size-asian="12pt" style:language-asian="hi" style:country-asian="IN" style:font-family-complex="'Droid Sans Fallback'" style:font-family-generic-complex="swiss" style:font-pitch-complex="variable"/>
    </style:style>
    <style:style style:name="Bullets" style:family="graphic">
      <style:paragraph-properties style:text-autospace="none"/>
      <style:text-properties fo:font-family="OpenSymbol, 'Arial Unicode MS'" style:font-family-asian="OpenSymbol, 'Arial Unicode MS'" style:font-family-complex="OpenSymbol, 'Arial Unicode MS'"/>
    </style:style>
    <style:style style:name="Numbering_20_Symbols" style:display-name="Numbering Symbols" style:family="graphic">
      <style:paragraph-properties style:text-autospace="none"/>
    </style:style>
    <style:style style:name="Index" style:family="graphic">
      <style:paragraph-properties style:text-autospace="none"/>
      <style:text-properties style:font-family-asian="'Lohit Hindi'"/>
    </style:style>
    <style:style style:name="Caption" style:family="graphic">
      <style:paragraph-properties fo:margin-top="0.374cm" fo:margin-bottom="0.374cm" style:text-autospace="none"/>
      <style:text-properties fo:font-style="italic" style:font-family-asian="'Lohit Hindi'" style:font-size-asian="12pt" style:font-style-asian="italic" style:font-style-complex="italic"/>
    </style:style>
    <style:style style:name="List" style:family="graphic">
      <style:paragraph-properties fo:margin-top="0cm" fo:margin-bottom="0.374cm" style:text-autospace="none"/>
      <style:text-properties style:font-family-asian="'Lohit Hindi'"/>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ran </meta:initial-creator>
    <meta:creation-date>2013-09-05T14:42:05</meta:creation-date>
    <dc:date>2013-10-28T15:28:16</dc:date>
    <dc:creator>Tran </dc:creator>
    <meta:editing-duration>PT13H17M50S</meta:editing-duration>
    <meta:editing-cycles>73</meta:editing-cycles>
    <meta:generator>LibreOffice/3.5$Linux_x86 LibreOffice_project/350m1$Build-2</meta:generator>
    <meta:document-statistic meta:object-count="81"/>
  </office:meta>
</office:document-meta>
</file>